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, 'Helvetica Neue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Neue" fo:font-size="12pt" fo:letter-spacing="normal" fo:font-style="normal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Namjun</text:p>
      <text:section text:style-name="Sect1" text:name="yiv4211750844yui_3_16_0_1_1456818969719_31863">
        <text:p text:style-name="P1"><text:line-break/></text:p>
      </text:section>
      <text:section text:style-name="Sect2" text:name="yiv4211750844yui_3_16_0_1_1456818969719_31818">
        <text:p text:style-name="P1">I was reading through ArrayList but I can't still figure out if there is a built in sort. I looked at collections and List which it's derived off of, from what I understand, I couldn't find sort in them either.</text:p>
      </text:section>
      <text:section text:style-name="Sect2" text:name="Section1">
        <text:p text:style-name="P1"><text:bookmark text:name="yiv4211750844yui_3_16_0_1_1456818969719_31818"/><text:line-break/></text:p>
      </text:section>
      <text:section text:style-name="Sect2" text:name="Section2">
        <text:p text:style-name="P1"><text:bookmark text:name="yiv4211750844yui_3_16_0_1_1456818969719_318181"/>I think we are good with saving and retrieving object arrays with IO classes you've listed.</text:p>
      </text:section>
      <text:section text:style-name="Sect2" text:name="Section3">
        <text:p text:style-name="P1"><text:bookmark text:name="yiv4211750844yui_3_16_0_1_1456818969719_318182"/><text:line-break/></text:p>
      </text:section>
      <text:section text:style-name="Sect2" text:name="Section4">
        <text:p text:style-name="P1"><text:bookmark text:name="yiv4211750844yui_3_16_0_1_1456818969719_318183"/>Since we are not going to do GUI, I would take javax.swing classes out.</text:p>
      </text:section>
      <text:section text:style-name="Sect2" text:name="Section5">
        <text:p text:style-name="P1"><text:bookmark text:name="yiv4211750844yui_3_16_0_1_1456818969719_318184"/><text:line-break/></text:p>
      </text:section>
      <text:section text:style-name="Sect2" text:name="Section6">
        <text:p text:style-name="P1"><text:bookmark text:name="yiv4211750844yui_3_16_0_1_1456818969719_318185"/>Thanks</text:p>
      </text:section>
      <text:section text:style-name="Sect2" text:name="Section7">
        <text:p text:style-name="P1"><text:bookmark text:name="yiv4211750844yui_3_16_0_1_1456818969719_318186"/><text:line-break/></text:p>
      </text:section>
      <text:section text:style-name="Sect2" text:name="Section8">
        <text:p text:style-name="P1"><text:bookmark text:name="yiv4211750844yui_3_16_0_1_1456818969719_318187"/>Kushlani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, 'Helvetica Neue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2T14:17:45.65</meta:creation-date>
    <meta:document-statistic meta:table-count="0" meta:image-count="0" meta:object-count="0" meta:page-count="1" meta:paragraph-count="11" meta:word-count="74" meta:character-count="400"/>
    <dc:date>2016-03-02T14:19:25.51</dc:date>
    <dc:creator>Kuxhlani Jayasinya</dc:creator>
    <meta:editing-duration>PT2H21M38S</meta:editing-duration>
    <meta:editing-cycles>1</meta:editing-cycles>
    <meta:generator>OpenOffice/4.0.1$Win32 OpenOffice.org_project/401m5$Build-9714</meta:generator>
  </office:meta>
</office:document-meta>
</file>